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BCDiskCacheFactor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Factory.setName( String name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Factory.createCache( AuxiliaryCacheAttributes rawAttr , ICompositeCacheManager compositeCacheManager , ICacheEventLogger cacheEventLogger , IElementSerializer elementSerial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